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D000000494B91EFA6.png" manifest:media-type="image/png"/>
  <manifest:file-entry manifest:full-path="Pictures/1000020100000285000001318DFCFE72.png" manifest:media-type="image/png"/>
  <manifest:file-entry manifest:full-path="Pictures/100002010000032000000292E1028798.png" manifest:media-type="image/png"/>
  <manifest:file-entry manifest:full-path="Pictures/10000201000002EE000001D6E78DFF0C.png" manifest:media-type="image/png"/>
  <manifest:file-entry manifest:full-path="Pictures/10000201000001400000004796E0CC85.png" manifest:media-type="image/png"/>
  <manifest:file-entry manifest:full-path="Pictures/100000000000078000000438BBCB568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mpush" svg:font-family="Umpush" style:font-pitch="variable"/>
    <style:font-face style:name="UnDinaru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title">
      <style:graphic-properties draw:auto-grow-height="true" fo:min-height="3.144cm"/>
    </style:style>
    <style:style style:name="pr3" style:family="presentation" style:parent-style-name="Standard-outline1">
      <style:graphic-properties fo:min-height="9.55cm"/>
    </style:style>
    <style:style style:name="pr4" style:family="presentation" style:parent-style-name="Standard-notes">
      <style:graphic-properties draw:fill-color="#ffffff" fo:min-height="12.572cm"/>
    </style:style>
    <style:style style:name="pr5" style:family="presentation" style:parent-style-name="Standard-title">
      <style:graphic-properties fo:min-height="3.144cm"/>
    </style:style>
    <style:style style:name="pr6" style:family="presentation" style:parent-style-name="Standard-outline1">
      <style:graphic-properties fo:min-height="9.3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UnDinaru"/>
    </style:style>
    <style:style style:name="T1" style:family="text">
      <style:text-properties style:font-name="UnDinar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style-name="gr1" draw:text-style-name="P1" draw:layer="layout" svg:width="10.1cm" svg:height="2.24cm" svg:x="8.9cm" svg:y="3.097cm">
          <draw:image xlink:href="Pictures/10000201000001400000004796E0CC85.png" xlink:type="simple" xlink:show="embed" xlink:actuate="onLoad">
            <text:p/>
          </draw:image>
        </draw:frame>
        <draw:frame draw:style-name="gr1" draw:text-style-name="P1" draw:layer="layout" svg:width="12.913cm" svg:height="6.106cm" svg:x="7.5cm" svg:y="8.694cm">
          <draw:image xlink:href="Pictures/1000020100000285000001318DFCFE72.png" xlink:type="simple" xlink:show="embed" xlink:actuate="onLoad">
            <text:p/>
          </draw:image>
        </draw:frame>
        <draw:frame draw:style-name="gr1" draw:text-style-name="P1" draw:layer="layout" svg:width="19.239cm" svg:height="2.049cm" svg:x="4.3cm" svg:y="6cm">
          <draw:image xlink:href="Pictures/10000201000002AD000000494B91EFA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2" draw:text-style-name="P3" draw:layer="layout" svg:width="21.06cm" svg:height="3.144cm" svg:x="3.44cm" svg:y="2.256cm" presentation:class="title">
          <draw:text-box>
            <text:p text:style-name="P3"><text:span text:style-name="T1">~ CRAWLING ~</text:span></text:p>
          </draw:text-box>
        </draw:frame>
        <draw:frame presentation:style-name="pr3" draw:layer="layout" svg:width="19.6cm" svg:height="9.6cm" svg:x="4.2cm" svg:y="5.6cm" presentation:class="outline">
          <draw:text-box>
            <text:list text:style-name="L2">
              <text:list-item>
                <text:p>Toto</text:p>
              </text:list-item>
              <text:list-item>
                <text:p>Tata</text:p>
              </text:list-item>
              <text:list-item>
                <text:p>Titi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5" draw:layer="layout" svg:width="21.06cm" svg:height="3.144cm" svg:x="3.44cm" svg:y="2.256cm" presentation:class="title">
          <draw:text-box>
            <text:p>~ BACK-END ~</text:p>
          </draw:text-box>
        </draw:frame>
        <draw:frame presentation:style-name="pr6" draw:layer="layout" svg:width="19.6cm" svg:height="9.6cm" svg:x="4.2cm" svg:y="5.6cm" presentation:class="outline">
          <draw:text-box>
            <text:list text:style-name="L2">
              <text:list-item>
                <text:p>Toto</text:p>
              </text:list-item>
              <text:list-item>
                <text:p>Tata</text:p>
              </text:list-item>
              <text:list-item>
                <text:p>Titi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5" draw:layer="layout" svg:width="21.06cm" svg:height="3.144cm" svg:x="3.44cm" svg:y="2.256cm" presentation:class="title">
          <draw:text-box>
            <text:p>~ FRONT-END ~</text:p>
          </draw:text-box>
        </draw:frame>
        <draw:frame presentation:style-name="pr6" draw:layer="layout" svg:width="19.6cm" svg:height="9.6cm" svg:x="4.2cm" svg:y="5.6cm" presentation:class="outline">
          <draw:text-box>
            <text:list text:style-name="L2">
              <text:list-item>
                <text:p>Toto</text:p>
              </text:list-item>
              <text:list-item>
                <text:p>Tata</text:p>
              </text:list-item>
              <text:list-item>
                <text:p>Titi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draw:style-name="gr1" draw:text-style-name="P1" draw:layer="layout" svg:width="21.21cm" svg:height="13.312cm" svg:x="3.4cm" svg:y="2.14cm">
          <draw:image xlink:href="Pictures/10000201000002EE000001D6E78DFF0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5" draw:layer="layout" svg:width="21.06cm" svg:height="3.144cm" svg:x="3.44cm" svg:y="2.256cm" presentation:class="title">
          <draw:text-box>
            <text:p>~ MERCI ~</text:p>
          </draw:text-box>
        </draw:frame>
        <draw:frame draw:style-name="gr1" draw:text-style-name="P1" draw:layer="layout" svg:width="19.554cm" svg:height="9.246cm" svg:x="4.1cm" svg:y="5.143cm">
          <draw:image xlink:href="Pictures/1000020100000285000001318DFCFE7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mpush" svg:font-family="Umpush" style:font-pitch="variable"/>
    <style:font-face style:name="UnDinaru" svg:font-family="UnDinar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✔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Dinaru" fo:font-family="UnDinar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font-name="UnDinaru" fo:font-family="UnDinaru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style:font-name="UnDinaru" fo:font-family="UnDinaru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style:font-name="UnDinaru" fo:font-family="UnDinaru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style:font-name="UnDinaru" fo:font-family="UnDinaru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style:font-name="UnDinaru" fo:font-family="UnDinaru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style:font-name="UnDinaru" fo:font-family="UnDinaru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nDinaru" fo:font-family="UnDinaru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solid" draw:fill-color="#ffffff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3.188cm" svg:height="21cm" svg:x="-2.588cm" svg:y="0cm">
        <draw:image xlink:href="Pictures/100000000000078000000438BBCB568E.jpg" xlink:type="simple" xlink:show="embed" xlink:actuate="onLoad">
          <text:p/>
        </draw:image>
      </draw:frame>
      <draw:frame draw:style-name="Mgr3" draw:text-style-name="MP5" draw:layer="backgroundobjects" svg:width="22.577cm" svg:height="18.569cm" svg:x="2.723cm" svg:y="1.4cm">
        <draw:image xlink:href="Pictures/100002010000032000000292E1028798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2" draw:text-style-name="MP8" draw:layer="backgroundobjects" svg:width="21.1cm" svg:height="13.2cm" svg:x="3.4cm" svg:y="2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tandard-title" draw:layer="backgroundobjects" svg:width="21.06cm" svg:height="3.144cm" svg:x="3.44cm" svg:y="2.256cm" presentation:class="title" presentation:placeholder="true">
        <draw:text-box/>
      </draw:frame>
      <draw:frame presentation:style-name="Standard-outline1" draw:layer="backgroundobjects" svg:width="19.6cm" svg:height="9.6cm" svg:x="4.2cm" svg:y="5.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ptiste Vannesson</meta:initial-creator>
    <meta:creation-date>2015-11-24T14:08:12</meta:creation-date>
    <dc:date>2015-11-24T22:36:52.420437398</dc:date>
    <meta:editing-duration>PT2H53M55S</meta:editing-duration>
    <meta:editing-cycles>9</meta:editing-cycles>
    <meta:generator>LibreOffice/4.4.2.2$Linux_X86_64 LibreOffice_project/40m0$Build-2</meta:generator>
    <meta:document-statistic meta:object-count="48"/>
  </office:meta>
</office:document-meta>
</file>